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9b7" officeooo:paragraph-rsid="0007c9b7"/>
    </style:style>
    <style:style style:name="P2" style:family="paragraph" style:parent-style-name="Standard">
      <style:paragraph-properties fo:text-align="center" style:justify-single-word="false"/>
      <style:text-properties officeooo:rsid="0007c9b7" officeooo:paragraph-rsid="0007c9b7"/>
    </style:style>
    <style:style style:name="P3" style:family="paragraph" style:parent-style-name="Standard">
      <style:paragraph-properties fo:text-align="start" style:justify-single-word="false"/>
      <style:text-properties officeooo:rsid="0007c9b7" officeooo:paragraph-rsid="0007c9b7"/>
    </style:style>
    <style:style style:name="P4" style:family="paragraph" style:parent-style-name="Standard">
      <style:text-properties style:font-name="sans-serif" fo:font-size="17.25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7.25pt" officeooo:rsid="0007c9b7" officeooo:paragraph-rsid="0007c9b7"/>
    </style:style>
    <style:style style:name="P6" style:family="paragraph" style:parent-style-name="Standard">
      <style:text-properties style:font-name="sans-serif" fo:font-size="12pt"/>
    </style:style>
    <style:style style:name="P7" style:family="paragraph" style:parent-style-name="Standard">
      <style:text-properties style:font-name="monospace" fo:font-size="12pt"/>
    </style:style>
    <style:style style:name="P8" style:family="paragraph" style:parent-style-name="Standard">
      <style:text-properties style:font-name="sans-serif" fo:font-size="12pt"/>
    </style:style>
    <style:style style:name="P9" style:family="paragraph" style:parent-style-name="Standard">
      <style:text-properties style:font-name="sans-serif" fo:font-size="12pt" officeooo:rsid="00094e32" officeooo:paragraph-rsid="00094e32"/>
    </style:style>
    <style:style style:name="P10" style:family="paragraph" style:parent-style-name="Standard">
      <style:text-properties style:font-name="sans-serif" fo:font-size="12pt" officeooo:rsid="000aa49b" officeooo:paragraph-rsid="000aa49b"/>
    </style:style>
    <style:style style:name="P11" style:family="paragraph" style:parent-style-name="Standard">
      <style:text-properties style:font-name="sans-serif" fo:font-size="12pt" officeooo:rsid="000aa5c0" officeooo:paragraph-rsid="000aa5c0"/>
    </style:style>
    <style:style style:name="P12" style:family="paragraph" style:parent-style-name="Standard">
      <style:text-properties style:font-name="sans-serif" fo:font-size="12pt" officeooo:rsid="000c191c" officeooo:paragraph-rsid="000c191c"/>
    </style:style>
    <style:style style:name="P13" style:family="paragraph" style:parent-style-name="Standard">
      <style:text-properties style:font-name="sans-serif" fo:font-size="12pt" officeooo:rsid="000ee8f1" officeooo:paragraph-rsid="000ee8f1"/>
    </style:style>
    <style:style style:name="P14" style:family="paragraph" style:parent-style-name="Standard">
      <style:text-properties style:font-name="sans-serif" fo:font-size="12pt" officeooo:rsid="0013ccb2" officeooo:paragraph-rsid="0013ccb2"/>
    </style:style>
    <style:style style:name="P15" style:family="paragraph" style:parent-style-name="Standard">
      <style:text-properties style:font-name="sans-serif" fo:font-size="12pt" officeooo:rsid="00158842" officeooo:paragraph-rsid="00158842"/>
    </style:style>
    <style:style style:name="P16" style:family="paragraph" style:parent-style-name="Standard">
      <style:text-properties style:font-name="sans-serif" fo:font-size="12pt" officeooo:rsid="00172670" officeooo:paragraph-rsid="00172670"/>
    </style:style>
    <style:style style:name="P17" style:family="paragraph" style:parent-style-name="Standard">
      <style:text-properties style:font-name="sans-serif" fo:font-size="12pt" officeooo:rsid="00172670" officeooo:paragraph-rsid="001830d4"/>
    </style:style>
    <style:style style:name="P18" style:family="paragraph" style:parent-style-name="Standard">
      <style:text-properties style:font-name="sans-serif" fo:font-size="12pt" officeooo:rsid="001830d4" officeooo:paragraph-rsid="001830d4"/>
    </style:style>
    <style:style style:name="P19" style:family="paragraph" style:parent-style-name="Standard">
      <style:text-properties style:font-name="sans-serif" fo:font-size="12pt" officeooo:rsid="0019ee4d" officeooo:paragraph-rsid="0019ee4d"/>
    </style:style>
    <style:style style:name="P20" style:family="paragraph" style:parent-style-name="Standard">
      <style:text-properties style:font-name="monospace" fo:font-size="12pt"/>
    </style:style>
    <style:style style:name="P21" style:family="paragraph" style:parent-style-name="Standard">
      <style:text-properties style:font-name="monospace" fo:font-size="12pt" officeooo:rsid="001246e4" officeooo:paragraph-rsid="001246e4"/>
    </style:style>
    <style:style style:name="P22" style:family="paragraph" style:parent-style-name="Standard">
      <style:text-properties style:font-name="monospace" fo:font-size="12pt" officeooo:rsid="001535bb" officeooo:paragraph-rsid="001535bb"/>
    </style:style>
    <style:style style:name="P23" style:family="paragraph" style:parent-style-name="Standard">
      <style:text-properties style:font-name="monospace" fo:font-size="12pt" officeooo:rsid="00158842" officeooo:paragraph-rsid="00158842"/>
    </style:style>
    <style:style style:name="P24" style:family="paragraph" style:parent-style-name="Standard">
      <style:text-properties style:font-name="monospace" fo:font-size="12pt" officeooo:paragraph-rsid="00185eef"/>
    </style:style>
    <style:style style:name="P25" style:family="paragraph" style:parent-style-name="Standard">
      <style:text-properties style:font-name="monospace" fo:font-size="12pt" officeooo:rsid="00185eef" officeooo:paragraph-rsid="00185eef"/>
    </style:style>
    <style:style style:name="P26" style:family="paragraph" style:parent-style-name="Standard">
      <style:text-properties style:font-name="monospace" fo:font-size="12pt" officeooo:rsid="0018ac4e" officeooo:paragraph-rsid="0018ac4e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85eef"/>
    </style:style>
    <style:style style:name="T3" style:family="text">
      <style:text-properties style:font-name="monospace"/>
    </style:style>
    <style:style style:name="T4" style:family="text">
      <style:text-properties fo:background-color="#ff3333" loext:char-shading-value="0"/>
    </style:style>
    <style:style style:name="T5" style:family="text">
      <style:text-properties officeooo:rsid="000a44ae"/>
    </style:style>
    <style:style style:name="T6" style:family="text">
      <style:text-properties officeooo:rsid="001830d4"/>
    </style:style>
    <style:style style:name="T7" style:family="text">
      <style:text-properties officeooo:rsid="00185ee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I Chaolei 17812776</text:p>
      <text:p text:style-name="P2">TP5</text:p>
      <text:p text:style-name="P5">Exercice 1 :Créer un répertoire ,un fichier,éditer sans</text:p>
      <text:section text:style-name="Sect1" text:name="pageContainer1">
        <text:p text:style-name="P4">éditeur</text:p>
        <text:p text:style-name="P6">Vous allez créer et éditer un fichier à l’aide de la commande echo et des redirections.</text:p>
        <text:p text:style-name="P6">1. Créez un répertoire <text:span text:style-name="T3">tp5 </text:span>dans votre <text:span text:style-name="T3">Home directory </text:span>et un répertoire <text:span text:style-name="T3">bin </text:span>dans <text:span text:style-name="T3">tp5</text:span></text:p>
        <text:p text:style-name="P9"/>
        <text:p text:style-name="P9">$mkdir -p tp5/bin/ &lt; res.txt</text:p>
        <text:p text:style-name="P6"/>
        <text:p text:style-name="P6"/>
        <text:p text:style-name="P6">2. Modifiez les permissions du répertoire</text:p>
        <text:p text:style-name="P7">tp5<text:span text:style-name="T1">,afin que son contenu ne soit pas</text:span></text:p>
        <text:p text:style-name="P6">visible pour les autres utilisateurs(Faites la vérification nécessaire).</text:p>
        <text:p text:style-name="P9"/>
        <text:p text:style-name="P9">$ ls -l tp5</text:p>
        <text:p text:style-name="P9">total 4</text:p>
        <text:p text:style-name="P9">drwxr-xr-x 2 bk211 users 4096 oct. <text:s/>17 16:22 bin</text:p>
        <text:p text:style-name="P9"/>
        <text:p text:style-name="P9">donc il est lisible par les autres utilisateurs pour le moment à cause du</text:p>
        <text:p text:style-name="P9">drwx<text:span text:style-name="T4">r-x</text:span><text:span text:style-name="T5">r</text:span>-x </text:p>
        <text:p text:style-name="P9">$ chmod 7<text:span text:style-name="T5">11</text:span> tp5/</text:p>
        <text:p text:style-name="P10">$ ls -l </text:p>
        <text:p text:style-name="P10">et on voit desormais ceci</text:p>
        <text:p text:style-name="P10">drwx--x--x <text:s/>3 bk211 users 4096 oct. <text:s/>17 16:22 tp5</text:p>
        <text:p text:style-name="P10">maintenant pour les autres il n'est qu'exécutable seulement </text:p>
        <text:p text:style-name="P6"/>
        <text:p text:style-name="P6">3. Dans le répertoire <text:span text:style-name="T3">bin </text:span>créez un fichier <text:span text:style-name="T3">script.sh </text:span>à l’aide de la commande</text:p>
        <text:p text:style-name="P7">echo<text:span text:style-name="T1">, la première ligne du fichier doit être</text:span></text:p>
        <text:p text:style-name="P7">#!/bin/bash</text:p>
        <text:p text:style-name="P6"/>
        <text:p text:style-name="P11">$echo '#!/bin/bash' &gt; script.sh</text:p>
        <text:p text:style-name="P11">$ cat script.sh </text:p>
        <text:p text:style-name="P11">#!/bin/bash</text:p>
        <text:p text:style-name="P6"/>
        <text:p text:style-name="P6">4. Apprenez à commenter.Même si dans cet exemple cela semble inutile commentez toujours votre code; Ici ajoutez une ligne avec la commande</text:p>
        <text:p text:style-name="P7">echo<text:span text:style-name="T1">:</text:span>#MyFirst bash script :Hello World</text:p>
        <text:p text:style-name="P6"/>
        <text:p text:style-name="P12">$echo '#My Fisrt bash script : Hello World' &gt;&gt; script.sh </text:p>
        <text:p text:style-name="P12"/>
        <text:p text:style-name="P6">5. Ajoutez toujours à l’aide de la commande <text:span text:style-name="T3">echo </text:span>une ligne vide à ce fichier</text:p>
        <text:p text:style-name="P13">echo ' ' &gt;&gt; script.sh</text:p>
        <text:p text:style-name="P6"/>
        <text:p text:style-name="P6">6. Toujours en utilisant la commande</text:p>
        <text:p text:style-name="P7">echo <text:span text:style-name="T1">ajoutez cette ligne :</text:span>echo " hello world "</text:p>
        <text:p text:style-name="P13"/>
        <text:p text:style-name="P13">$echo 'echo "hello world"' &gt;&gt; script.sh</text:p>
        <text:p text:style-name="P6"/>
        <text:p text:style-name="P6">7. Déplacez vous dans le répertoire</text:p>
        <text:p text:style-name="P7"><text:soft-page-break/>~/tp5/bin</text:p>
        <text:p text:style-name="P6">, et lancez la commande :</text:p>
        <text:p text:style-name="P7">bash script.sh</text:p>
        <text:p text:style-name="P21">$bash script.sh</text:p>
        <text:p text:style-name="P21">hello world</text:p>
        <text:p text:style-name="P7"/>
        <text:p text:style-name="P7"/>
        <text:p text:style-name="P6">8. Modifiez les permissions du fichier</text:p>
        <text:p text:style-name="P7">script.sh</text:p>
        <text:p text:style-name="P6">, ajoutez la permission <text:span text:style-name="T3">x</text:span></text:p>
        <text:p text:style-name="P14"><text:span text:style-name="T3">chmod 755 script.sh </text:span></text:p>
        <text:p text:style-name="P14"/>
        <text:p text:style-name="P14"><text:span text:style-name="T3">bk211@octopussy$ ls -l script.sh </text:span></text:p>
        <text:p text:style-name="P14"><text:span text:style-name="T3">-rwx-wx-wx 1 bk211 users 68 oct. <text:s/>17 17:15 script.sh</text:span></text:p>
        <text:p text:style-name="P7"/>
        <text:p text:style-name="P7"/>
        <text:p text:style-name="P6">9. Si vous êtes dans le répertoire</text:p>
        <text:p text:style-name="P7">~/tp5/bin</text:p>
        <text:p text:style-name="P6">vous pouvez lancer l’exécution du</text:p>
        <text:p text:style-name="P6">script ainsi</text:p>
        <text:p text:style-name="P7">./script.sh<text:span text:style-name="T1">. Sinon vous pouvez le lancer en donnant son chemin</text:span></text:p>
        <text:p text:style-name="P6">absolu</text:p>
        <text:p text:style-name="P7">~/tp5/bin/script.sh</text:p>
        <text:p text:style-name="P7"/>
        <text:p text:style-name="P22">$ ./script.sh </text:p>
        <text:p text:style-name="P22">hello world</text:p>
        <text:p text:style-name="P22">$ ~/tp5/bin/script.sh</text:p>
        <text:p text:style-name="P22">hello world</text:p>
        <text:p text:style-name="P7"/>
        <text:p text:style-name="P7"/>
        <text:p text:style-name="P4">Exercice 2 : Les liens ,Les tubes</text:p>
        <text:p text:style-name="P6">1. A l’aide de la commande <text:span text:style-name="T3">ln </text:span>,créez un raccourci dans votre <text:span text:style-name="T3">Home directory</text:span></text:p>
        <text:p text:style-name="P6">vers</text:p>
        <text:p text:style-name="P7">~/tp5/bin</text:p>
        <text:p text:style-name="P6">. Appelez le</text:p>
        <text:p text:style-name="P7">mybin.</text:p>
        <text:p text:style-name="P7"/>
        <text:p text:style-name="P23">$ln -s ~/tp5/bin/ mybin</text:p>
        <text:p text:style-name="P23">$ls mybin</text:p>
        <text:p text:style-name="P23">script.sh</text:p>
        <text:p text:style-name="P6"/>
        <text:p text:style-name="P6">2. Utilisez la commande <text:span text:style-name="T3">who</text:span></text:p>
      </text:section>
      <text:section text:style-name="Sect1" text:name="pageContainer2">
        <text:p text:style-name="Standard"/>
      </text:section>
      <text:p text:style-name="P6">3. Utilisez | et la commande</text:p>
      <text:p text:style-name="P7">wc</text:p>
      <text:p text:style-name="P6">, pour dénombrer le nombre d’utilisateurs connec-</text:p>
      <text:p text:style-name="P6">tés.Notez ce nombre.</text:p>
      <text:p text:style-name="P6"/>
      <text:p text:style-name="P15">$ who | wc</text:p>
      <text:p text:style-name="P15"><text:s text:c="5"/>57 <text:s text:c="4"/>284 <text:s text:c="3"/>3382</text:p>
      <text:p text:style-name="P6"/>
      <text:p text:style-name="P6"><text:soft-page-break/>4. Utilisez les commandes</text:p>
      <text:p text:style-name="P7">who , | , cut</text:p>
      <text:p text:style-name="P6">pour n’afficher que les noms d’utilisateurs.</text:p>
      <text:p text:style-name="P19">who | cut -d " " -f1</text:p>
      <text:p text:style-name="P19">root</text:p>
      <text:p text:style-name="P19">(unknown)</text:p>
      <text:p text:style-name="P19">mehdy</text:p>
      <text:p text:style-name="P19">mnabeebac</text:p>
      <text:p text:style-name="P19">nslimani</text:p>
      <text:p text:style-name="P19">root</text:p>
      <text:p text:style-name="P19">tmontaigu</text:p>
      <text:p text:style-name="P19">mcay</text:p>
      <text:p text:style-name="P19">gmbelemu</text:p>
      <text:p text:style-name="P19">clahrass</text:p>
      <text:p text:style-name="P19">sechchoua</text:p>
      <text:p text:style-name="P19">axelstan</text:p>
      <text:p text:style-name="P19">ssarhane</text:p>
      <text:p text:style-name="P19">sechchoua</text:p>
      <text:p text:style-name="P19">denzelcurry</text:p>
      <text:p text:style-name="P19">iguedouar</text:p>
      <text:p text:style-name="P19">ascandar</text:p>
      <text:p text:style-name="P19">wgbato</text:p>
      <text:p text:style-name="P19">karim22</text:p>
      <text:p text:style-name="P19">umetsoko</text:p>
      <text:p text:style-name="P19">mounir96</text:p>
      <text:p text:style-name="P19">karim22</text:p>
      <text:p text:style-name="P19">mnabeebac</text:p>
      <text:p text:style-name="P19">gmbelemu</text:p>
      <text:p text:style-name="P19">gmontani</text:p>
      <text:p text:style-name="P19">gboukacem</text:p>
      <text:p text:style-name="P19">bk211</text:p>
      <text:p text:style-name="P19">iguedouar</text:p>
      <text:p text:style-name="P19">ssarhane</text:p>
      <text:p text:style-name="P19">axelstan</text:p>
      <text:p text:style-name="P19">nslimani</text:p>
      <text:p text:style-name="P19">ascandar</text:p>
      <text:p text:style-name="P19">clahrass</text:p>
      <text:p text:style-name="P19">alexlennon</text:p>
      <text:p text:style-name="P19">myennek</text:p>
      <text:p text:style-name="P19">tdiram</text:p>
      <text:p text:style-name="P19">gmontani</text:p>
      <text:p text:style-name="P19">denzelcurry</text:p>
      <text:p text:style-name="P19">alexlennon</text:p>
      <text:p text:style-name="P19">myennek</text:p>
      <text:p text:style-name="P19">wgbato</text:p>
      <text:p text:style-name="P19">ascandar</text:p>
      <text:p text:style-name="P19">clahrass</text:p>
      <text:p text:style-name="P19">tdiram</text:p>
      <text:p text:style-name="P19">umetsoko</text:p>
      <text:p text:style-name="P19">mounir96</text:p>
      <text:p text:style-name="P19">bk211</text:p>
      <text:p text:style-name="P19">wgbato</text:p>
      <text:p text:style-name="P19"><text:soft-page-break/>bk211</text:p>
      <text:p text:style-name="P19">tmontaigu</text:p>
      <text:p text:style-name="P19">denzelcurry</text:p>
      <text:p text:style-name="P19">gboukacem</text:p>
      <text:p text:style-name="P19"/>
      <text:p text:style-name="P19"/>
      <text:p text:style-name="P6"/>
      <text:p text:style-name="P6"/>
      <text:p text:style-name="P6">5. Si elle a fonctionné ,reprenez la dernière commande et cette fois ajoutez l’uti</text:p>
      <text:p text:style-name="P6">lisation des commandes <text:span text:style-name="T3">sort et uniq</text:span></text:p>
      <text:p text:style-name="P6">.</text:p>
      <text:p text:style-name="P6">(Pour ne pas afficher de doublons ,et</text:p>
      <text:p text:style-name="P6">dans l’ordre alphabétique)</text:p>
      <text:p text:style-name="P6">6. Si elle a fonctionné ,reprenez la dernière commande et ajoutez l’utilisation</text:p>
      <text:p text:style-name="P6">de la commande</text:p>
      <text:p text:style-name="P7">grep</text:p>
      <text:p text:style-name="P6">, pour supprimer du résultat votre nom d’utilisateur et</text:p>
      <text:p text:style-name="P6">éventuellement l’utilisateur <text:span text:style-name="T3">unknow</text:span></text:p>
      <text:p text:style-name="P6">7. Dénombrez à nouveau cette liste.</text:p>
      <text:p text:style-name="P4">Exercice 3 : STDOUT, STDERR</text:p>
      <text:p text:style-name="P6">1. Utilisez la commande</text:p>
      <text:p text:style-name="P7">find <text:span text:style-name="T1">pour localiser le fichier </text:span>interfaces <text:span text:style-name="T1">dans </text:span>/etc</text:p>
      <text:p text:style-name="P15">$ find /etc/ -name "interfaces"</text:p>
      <text:p text:style-name="P15">find: "/etc/ssl/private": Permission non accordée</text:p>
      <text:p text:style-name="P15">find: "/etc/chatscripts": Permission non accordée</text:p>
      <text:p text:style-name="P15">find: "/etc/cups/ssl": Permission non accordée</text:p>
      <text:p text:style-name="P15">/etc/cups/interfaces</text:p>
      <text:p text:style-name="P15">/etc/network/interfaces</text:p>
      <text:p text:style-name="P15">find: "/etc/ppp/peers": Permission non accordée</text:p>
      <text:p text:style-name="P15">find: "/etc/docker": Permission non accordée</text:p>
      <text:p text:style-name="P15">find: "/etc/polkit-1/localauthority": Permission non accordée</text:p>
      <text:p text:style-name="P6"><text:span text:style-name="T3"/></text:p>
      <text:p text:style-name="P6">2. Ré-Utilisez la commande mais cette fois en re-dirigeant les erreurs dans /dev/null.</text:p>
      <text:p text:style-name="P6"/>
      <text:p text:style-name="P16"><text:s/>$find /etc/ -name "interfaces" 2&gt; /dev/null</text:p>
      <text:p text:style-name="P16">/etc/cups/interfaces</text:p>
      <text:p text:style-name="P16">/etc/network/interfaces</text:p>
      <text:p text:style-name="P6"/>
      <text:p text:style-name="P6">3. Ré-Utilisez la commande mais cette fois en re-dirigeant les erreurs dans ~/tp5/bin/error.log</text:p>
      <text:p text:style-name="P6">et le résultat de la commande dans</text:p>
      <text:p text:style-name="P7">~/tp5/bin/result.log</text:p>
      <text:p text:style-name="P6"/>
      <text:p text:style-name="P16">$ find /etc/ -name "interfaces" &gt; ~/tp5/bin/result.log 2&gt; ~/tp5/bin/error.log</text:p>
      <text:p text:style-name="P16"/>
      <text:p text:style-name="P16"/>
      <text:p text:style-name="P6">4. Ré-Utilisez la commande mais cette fois en re-dirigeant les erreurs et les résultats dans le même fichier ~/tp5/bin/find.log</text:p>
      <text:p text:style-name="P17"/>
      <text:p text:style-name="P17"><text:span text:style-name="T6">$</text:span> find /etc/ -name "interfaces" &gt; ~/tp5/bin/find.log 2&gt;&amp;1</text:p>
      <text:p text:style-name="P6"><text:soft-page-break/></text:p>
      <text:p text:style-name="P6">5. Créez un fichier</text:p>
      <text:p text:style-name="P7">command.sh</text:p>
      <text:p text:style-name="P6">dans ~/tp5/bin/ (Utilisez toujours la commande</text:p>
      <text:p text:style-name="P6">echo pour vous familiariser avec)</text:p>
      <text:p text:style-name="P18">$ echo '' &gt; ~/tp5/bin/command.sh</text:p>
      <text:p text:style-name="P18"/>
      <text:p text:style-name="P6">6. insérez ces quelques lignes (sans éditeur bien sur) :</text:p>
      <text:p text:style-name="P7">echo "salut"</text:p>
      <text:p text:style-name="P7">echo "pause 2 seconde"</text:p>
      <text:p text:style-name="P7">sleep 2</text:p>
      <text:p text:style-name="P7">echo " listing repertoire courant"</text:p>
      <text:p text:style-name="P7">pwd</text:p>
      <text:p text:style-name="P7">ls</text:p>
      <text:p text:style-name="P7">echo "pause 2 seconde"</text:p>
      <text:p text:style-name="P7">sleep 2</text:p>
      <text:p text:style-name="P7">echo " listing du home directory "</text:p>
      <text:p text:style-name="P7">cd</text:p>
      <text:p text:style-name="P7">ls</text:p>
      <text:p text:style-name="P7">echo " bye "</text:p>
      <text:p text:style-name="P7"/>
      <text:p text:style-name="P25">$echo '#!/bin/bash' &gt; ~/tp5/bin/command.sh </text:p>
      <text:p text:style-name="P24"><text:span text:style-name="T7">$echo -e '</text:span>echo "salut" <text:span text:style-name="T7">\n</text:span>echo "pause 2 seconde"<text:span text:style-name="T7">\n</text:span>sleep 2<text:span text:style-name="T7">\n</text:span>echo " listing repertoire courant"<text:span text:style-name="T7">\n</text:span>pwd<text:span text:style-name="T7">\n</text:span>ls<text:span text:style-name="T7">\n</text:span>echo "pause 2 seconde"<text:span text:style-name="T7">\n</text:span>sleep 2<text:span text:style-name="T7">\n</text:span>echo " listing du home directory "<text:span text:style-name="T7">\n</text:span>cd<text:span text:style-name="T7">\n</text:span>ls<text:span text:style-name="T7">\n</text:span>echo " bye "<text:span text:style-name="T7">\n'</text:span></text:p>
      <text:p text:style-name="P24"/>
      <text:p text:style-name="P24"><text:span text:style-name="T2">7.</text:span><text:span text:style-name="T1"> Lancer le script ainsi</text:span></text:p>
      <text:p text:style-name="P24">bash &lt; command.sh</text:p>
      <text:p text:style-name="P26">$bash &lt; ~/tp5/bin/command.sh </text:p>
      <text:p text:style-name="P26">salut</text:p>
      <text:p text:style-name="P26">pause 2 seconde</text:p>
      <text:p text:style-name="P26"><text:s/>listing repertoire courant</text:p>
      <text:p text:style-name="P26">/home/bk211/fac/PIUM</text:p>
      <text:p text:style-name="P26">2.png <text:s/>Screenshot from 2018-10-09 14-12-08.png<text:tab/>TP1.odt <text:s/>TP5</text:p>
      <text:p text:style-name="P26">DDD <text:s text:c="3"/>Screenshot from 2018-10-09 14-42-17.png<text:tab/>TP1.pdf</text:p>
      <text:p text:style-name="P26">pause 2 seconde</text:p>
      <text:p text:style-name="P26"><text:s/>listing du home directory </text:p>
      <text:p text:style-name="P26">Bureau<text:tab/> <text:s text:c="2"/>Images <text:s text:c="2"/>mybin <text:s text:c="2"/>public_html <text:s text:c="4"/>Téléchargements</text:p>
      <text:p text:style-name="P26">Documents <text:s/>L1<text:tab/> <text:s text:c="3"/>mybin. <text:s/>res.txt<text:tab/> <text:s text:c="3"/>tp5</text:p>
      <text:p text:style-name="P26">fac<text:tab/> <text:s text:c="2"/>Modèles <text:s/>Public <text:s/>sublime_text_3 <text:s/>Vidéos</text:p>
      <text:p text:style-name="P26"><text:s/>bye </text:p>
      <text:p text:style-name="P7"/>
      <text:p text:style-name="P7"/>
      <text:p text:style-name="P4">Exercice 4 :Pour aller plus loin, scriptons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17:05.228360320</meta:creation-date>
    <dc:date>2018-10-17T17:48:31.496745968</dc:date>
    <meta:editing-duration>PT45M18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5" meta:paragraph-count="198" meta:word-count="813" meta:character-count="5276" meta:non-whitespace-character-count="4599"/>
  </office:meta>
</office:document-meta>
</file>